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2a6099" draw:marker-start-width="0.26cm" draw:marker-end-width="0.26cm" draw:fill="none" draw:textarea-vertical-align="middle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draw:marker-start-width="0.27cm" draw:marker-end-width="0.27cm" draw:fill="none" draw:textarea-vertical-align="middle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2cm" draw:marker-start-width="0.24cm" draw:marker-end-width="0.24cm" draw:fill="none" draw:textarea-vertical-align="middle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48cm" fo:min-width="3.23cm" fo:padding-top="0.01cm" fo:padding-bottom="0.01cm" fo:padding-left="0.01cm" fo:padding-right="0.0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ff4000" draw:fill-color="#ffffff" draw:textarea-horizontal-align="justify" draw:textarea-vertical-align="middle" draw:auto-grow-height="false" fo:min-height="0.48cm" fo:min-width="1.48cm" fo:padding-top="0.01cm" fo:padding-bottom="0.01cm" fo:padding-left="0.01cm" fo:padding-right="0.01cm"/>
      <style:paragraph-properties style:writing-mode="lr-tb"/>
    </style:style>
    <style:style style:name="gr7" style:family="graphic" style:parent-style-name="standard">
      <style:graphic-properties svg:stroke-color="#ff4000" draw:fill-color="#ffffff" draw:textarea-horizontal-align="justify" draw:textarea-vertical-align="middle" draw:auto-grow-height="false" fo:min-height="0.481cm" fo:min-width="1.08cm" fo:padding-top="0.01cm" fo:padding-bottom="0.01cm" fo:padding-left="0.01cm" fo:padding-right="0.01cm"/>
      <style:paragraph-properties style:writing-mode="lr-tb"/>
    </style:style>
    <style:style style:name="gr8" style:family="graphic" style:parent-style-name="standard">
      <style:graphic-properties svg:stroke-color="#ff4000" draw:fill-color="#ffffff" draw:textarea-horizontal-align="justify" draw:textarea-vertical-align="middle" draw:auto-grow-height="false" fo:min-height="0.481cm" fo:min-width="1.48cm" fo:padding-top="0.01cm" fo:padding-bottom="0.01cm" fo:padding-left="0.01cm" fo:padding-right="0.01cm"/>
      <style:paragraph-properties style:writing-mode="lr-tb"/>
    </style:style>
    <style:style style:name="gr9" style:family="graphic" style:parent-style-name="standard">
      <style:graphic-properties svg:stroke-color="#ff4000" draw:fill-color="#ffffff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10" style:family="graphic" style:parent-style-name="standard">
      <style:graphic-properties svg:stroke-color="#ff4000" draw:fill-color="#ffffff" draw:textarea-horizontal-align="justify" draw:textarea-vertical-align="middle" draw:auto-grow-height="false" fo:min-height="0.48cm" fo:min-width="1.08cm" fo:padding-top="0.01cm" fo:padding-bottom="0.01cm" fo:padding-left="0.01cm" fo:padding-right="0.01cm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="none"/>
      <style:paragraph-properties fo:text-align="center"/>
      <style:text-properties fo:font-size="9pt" style:font-size-asian="15pt" style:font-size-complex="15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-color="#ffffff"/>
      <style:paragraph-properties fo:text-align="center"/>
      <style:text-properties fo:font-size="11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9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9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-color="#ffffff"/>
      <style:paragraph-properties fo:text-align="center"/>
      <style:text-properties fo:font-size="7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6pt"/>
    </style:style>
    <style:style style:name="P10" style:family="paragraph">
      <loext:graphic-properties draw:fill-color="#ffffff"/>
      <style:paragraph-properties fo:text-align="center"/>
      <style:text-properties fo:font-size="6pt" fo:font-weight="bold" style:font-size-asian="14pt" style:font-weight-asian="bold" style:font-size-complex="14pt" style:font-weight-complex="bold"/>
    </style:style>
    <style:style style:name="T1" style:family="text">
      <style:text-properties style:font-size-asian="15pt" style:font-size-complex="15pt"/>
    </style:style>
    <style:style style:name="T2" style:family="text">
      <style:text-properties style:font-size-asian="14pt" style:font-size-complex="14pt"/>
    </style:style>
    <style:style style:name="T3" style:family="text">
      <style:text-properties fo:font-size="7pt" style:font-size-asian="14pt" style:font-size-complex="14pt"/>
    </style:style>
    <style:style style:name="T4" style:family="text">
      <style:text-properties fo:font-size="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75cm" svg:y1="4.004cm" svg:x2="19.25cm" svg:y2="4.004cm">
          <text:p text:style-name="P1"><text:span text:style-name="T1"/></text:p>
        </draw:line>
        <draw:line draw:style-name="gr2" draw:text-style-name="P2" draw:layer="layout" svg:x1="3cm" svg:y1="3.754cm" svg:x2="3cm" svg:y2="4.254cm">
          <text:p text:style-name="P1"><text:span text:style-name="T1"/></text:p>
        </draw:line>
        <draw:line draw:style-name="gr3" draw:text-style-name="P2" draw:layer="layout" svg:x1="5cm" svg:y1="3.754cm" svg:x2="5cm" svg:y2="4.254cm">
          <text:p text:style-name="P1"><text:span text:style-name="T1"/></text:p>
        </draw:line>
        <draw:line draw:style-name="gr3" draw:text-style-name="P2" draw:layer="layout" svg:x1="21cm" svg:y1="3.754cm" svg:x2="21cm" svg:y2="4.254cm">
          <text:p text:style-name="P1"><text:span text:style-name="T1"/></text:p>
        </draw:line>
        <draw:line draw:style-name="gr3" draw:text-style-name="P2" draw:layer="layout" svg:x1="9cm" svg:y1="3.754cm" svg:x2="9cm" svg:y2="4.254cm">
          <text:p text:style-name="P1"><text:span text:style-name="T1"/></text:p>
        </draw:line>
        <draw:line draw:style-name="gr3" draw:text-style-name="P2" draw:layer="layout" svg:x1="17cm" svg:y1="3.754cm" svg:x2="17cm" svg:y2="4.254cm">
          <text:p text:style-name="P1"><text:span text:style-name="T1"/></text:p>
        </draw:line>
        <draw:line draw:style-name="gr3" draw:text-style-name="P2" draw:layer="layout" svg:x1="13cm" svg:y1="3.754cm" svg:x2="13cm" svg:y2="4.254cm">
          <text:p text:style-name="P1"><text:span text:style-name="T1"/></text:p>
        </draw:line>
        <draw:custom-shape draw:style-name="gr4" draw:text-style-name="P4" draw:layer="layout" svg:width="3.25cm" svg:height="0.5cm" svg:x="3.25cm" svg:y="1.5cm">
          <text:p text:style-name="P3"><text:span text:style-name="T1">Measure 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0.5cm" svg:x="7.375cm" svg:y="1.504cm">
          <text:p text:style-name="P3"><text:span text:style-name="T1">Measure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0.5cm" svg:x="11.125cm" svg:y="1.5cm">
          <text:p text:style-name="P3"><text:span text:style-name="T1">Measure 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0.5cm" svg:x="15.25cm" svg:y="1.504cm">
          <text:p text:style-name="P3"><text:span text:style-name="T1">Measure 4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cm" svg:y1="2.754cm" svg:x2="3cm" svg:y2="8.004cm">
          <text:p text:style-name="P1"><text:span text:style-name="T1"/></text:p>
        </draw:line>
        <draw:custom-shape draw:style-name="gr6" draw:text-style-name="P5" draw:layer="layout" svg:width="1.5cm" svg:height="0.5cm" svg:x="2.25cm" svg:y="5.254cm">
          <text:p text:style-name="P1"><text:span text:style-name="T2">Ke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cm" svg:height="0.501cm" svg:x="2.4cm" svg:y="2.503cm">
          <text:p text:style-name="P1"><text:span text:style-name="T2">T</text:span><text:span text:style-name="T2">: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2.25cm" svg:y="4.754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2.25cm" svg:y="5.754cm">
          <text:p text:style-name="P1"><text:span text:style-name="T2">Clef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2.25cm" svg:y="6.254cm">
          <text:p text:style-name="P1"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2.25cm" svg:y="6.754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3.754cm" svg:x2="7cm" svg:y2="4.254cm">
          <text:p/>
        </draw:line>
        <draw:line draw:style-name="gr5" draw:text-style-name="P2" draw:layer="layout" svg:x1="7cm" svg:y1="2.754cm" svg:x2="7cm" svg:y2="6.75cm">
          <text:p/>
        </draw:line>
        <draw:custom-shape draw:style-name="gr7" draw:text-style-name="P5" draw:layer="layout" svg:width="1.1cm" svg:height="0.501cm" svg:x="6.4cm" svg:y="2.503cm">
          <text:p text:style-name="P1"><text:span text:style-name="T2">T:96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3.754cm" svg:x2="11cm" svg:y2="4.254cm">
          <text:p/>
        </draw:line>
        <draw:line draw:style-name="gr5" draw:text-style-name="P2" draw:layer="layout" svg:x1="11cm" svg:y1="2.754cm" svg:x2="11cm" svg:y2="4.75cm">
          <text:p/>
        </draw:line>
        <draw:custom-shape draw:style-name="gr8" draw:text-style-name="P5" draw:layer="layout" svg:width="1.5cm" svg:height="0.501cm" svg:x="10.25cm" svg:y="2.503cm">
          <text:p text:style-name="P1"><text:span text:style-name="T2">T:192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3.754cm" svg:x2="15cm" svg:y2="4.254cm">
          <text:p/>
        </draw:line>
        <draw:line draw:style-name="gr5" draw:text-style-name="P2" draw:layer="layout" svg:x1="15cm" svg:y1="2.754cm" svg:x2="15cm" svg:y2="4.75cm">
          <text:p/>
        </draw:line>
        <draw:custom-shape draw:style-name="gr8" draw:text-style-name="P5" draw:layer="layout" svg:width="1.5cm" svg:height="0.501cm" svg:x="14.25cm" svg:y="2.503cm">
          <text:p text:style-name="P1"><text:span text:style-name="T2">T:288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cm" svg:y1="3.75cm" svg:x2="19cm" svg:y2="4.25cm">
          <text:p/>
        </draw:line>
        <draw:line draw:style-name="gr5" draw:text-style-name="P2" draw:layer="layout" svg:x1="19cm" svg:y1="3cm" svg:x2="19cm" svg:y2="4.75cm">
          <text:p/>
        </draw:line>
        <draw:custom-shape draw:style-name="gr8" draw:text-style-name="P5" draw:layer="layout" svg:width="1.5cm" svg:height="0.501cm" svg:x="18.25cm" svg:y="2.5cm">
          <text:p text:style-name="P1"><text:span text:style-name="T2">T:3840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2.5cm" svg:y="7.254cm">
          <text:p text:style-name="P7"><text:span text:style-name="T3">¼ rest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2.5cm" svg:y="7.754cm">
          <text:p text:style-name="P7"><text:span text:style-name="T3">¼ D3@s2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cm" svg:y1="2.75cm" svg:x2="5cm" svg:y2="7.25cm">
          <text:p/>
        </draw:line>
        <draw:custom-shape draw:style-name="gr7" draw:text-style-name="P5" draw:layer="layout" svg:width="1.1cm" svg:height="0.501cm" svg:x="4.4cm" svg:y="2.5cm">
          <text:p text:style-name="P1"><text:span text:style-name="T2">T</text:span><text:span text:style-name="T2">:</text:span><text:span text:style-name="T2">4</text:span><text:span text:style-name="T2">8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4.25cm" svg:y="4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25cm" svg:height="0.5cm" svg:x="4.5cm" svg:y="6.75cm">
          <text:p text:style-name="P9"><text:span text:style-name="T4">1/8 rest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4.5cm" svg:y="5.25cm">
          <text:p text:style-name="P7"><text:span text:style-name="T3">¼ D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4.5cm" svg:y="5.75cm">
          <text:p text:style-name="P7"><text:span text:style-name="T3">¼ F#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4.5cm" svg:y="6.25cm">
          <text:p text:style-name="P7"><text:span text:style-name="T3">¼ A4@s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6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10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14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18.25cm" svg:y="4.746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3.75cm" svg:x2="6cm" svg:y2="8.5cm">
          <text:p/>
        </draw:line>
        <draw:custom-shape draw:style-name="gr6" draw:text-style-name="P6" draw:layer="layout" svg:width="1.5cm" svg:height="0.5cm" svg:x="5.25cm" svg:y="7.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5.5cm" svg:y="8cm">
          <text:p text:style-name="P7"><text:span text:style-name="T4">1/8</text:span><text:span text:style-name="T3"> D3@s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6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6.5cm" svg:y="6.25cm">
          <text:p text:style-name="P7"><text:span text:style-name="T3">¼ G2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6.5cm" svg:y="5.75cm">
          <text:p text:style-name="P7"><text:span text:style-name="T3">¼ rest@s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3.754cm" svg:x2="9cm" svg:y2="4.254cm">
          <text:p/>
        </draw:line>
        <draw:line draw:style-name="gr5" draw:text-style-name="P2" draw:layer="layout" svg:x1="9cm" svg:y1="2.75cm" svg:x2="9cm" svg:y2="7.25cm">
          <text:p/>
        </draw:line>
        <draw:custom-shape draw:style-name="gr8" draw:text-style-name="P5" draw:layer="layout" svg:width="1.5cm" svg:height="0.501cm" svg:x="8.25cm" svg:y="2.5cm">
          <text:p text:style-name="P1"><text:span text:style-name="T2">T:144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8.25cm" svg:y="4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25cm" svg:height="0.5cm" svg:x="8.5cm" svg:y="6.75cm">
          <text:p text:style-name="P9"><text:span text:style-name="T4">1/8 rest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8.5cm" svg:y="5.25cm">
          <text:p text:style-name="P7"><text:span text:style-name="T3">¼ D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8.5cm" svg:y="5.75cm">
          <text:p text:style-name="P7"><text:span text:style-name="T3">¼ G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8.5cm" svg:y="6.25cm">
          <text:p text:style-name="P7"><text:span text:style-name="T3">¼ B4@s1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cm" svg:y1="3.75cm" svg:x2="10cm" svg:y2="8.5cm">
          <text:p/>
        </draw:line>
        <draw:custom-shape draw:style-name="gr6" draw:text-style-name="P6" draw:layer="layout" svg:width="1.5cm" svg:height="0.5cm" svg:x="9.25cm" svg:y="7.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25cm" svg:height="0.5cm" svg:x="9.5cm" svg:y="8cm">
          <text:p text:style-name="P9"><text:span text:style-name="T4">1/8 G3@s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01cm" svg:x="12.25cm" svg:y="2.5cm">
          <text:p text:style-name="P1"><text:span text:style-name="T2">T:240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0.501cm" svg:x="16.25cm" svg:y="2.5cm">
          <text:p text:style-name="P1"><text:span text:style-name="T2">T:336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10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10.5cm" svg:y="6.25cm">
          <text:p text:style-name="P7"><text:span text:style-name="T3">¼ A2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0.5cm" svg:y="5.75cm">
          <text:p text:style-name="P7"><text:span text:style-name="T3">¼ rest@s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14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14.5cm" svg:y="6.25cm">
          <text:p text:style-name="P7"><text:span text:style-name="T3">½ D2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4.5cm" svg:y="5.75cm">
          <text:p text:style-name="P7"><text:span text:style-name="T3">¼ rest@s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12.25cm" svg:y="4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25cm" svg:height="0.5cm" svg:x="12.5cm" svg:y="6.75cm">
          <text:p text:style-name="P9"><text:span text:style-name="T4">1/8 rest@s2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2.5cm" svg:y="5.25cm">
          <text:p text:style-name="P7"><text:span text:style-name="T3">¼ C#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2.5cm" svg:y="5.75cm">
          <text:p text:style-name="P7"><text:span text:style-name="T3">¼ E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2.5cm" svg:y="6.25cm">
          <text:p text:style-name="P7"><text:span text:style-name="T3">¼ A4@s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13.25cm" svg:y="7.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13.5cm" svg:y="8cm">
          <text:p text:style-name="P7"><text:span text:style-name="T4">1/8</text:span><text:span text:style-name="T3"> A2@s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0.5cm" svg:x="16.25cm" svg:y="4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5cm" svg:height="0.5cm" svg:x="16.5cm" svg:y="5.25cm">
          <text:p text:style-name="P7"><text:span text:style-name="T3">¼ D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6.5cm" svg:y="5.75cm">
          <text:p text:style-name="P7"><text:span text:style-name="T3">¼ F#4@s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5cm" svg:x="16.5cm" svg:y="6.25cm">
          <text:p text:style-name="P7"><text:span text:style-name="T3">¼ A4@s1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cm" svg:y1="3.75cm" svg:x2="14cm" svg:y2="7.5cm">
          <text:p/>
        </draw:line>
        <draw:line draw:style-name="gr5" draw:text-style-name="P2" draw:layer="layout" svg:x1="17cm" svg:y1="3cm" svg:x2="17cm" svg:y2="4.75cm">
          <text:p/>
        </draw:line>
        <draw:line draw:style-name="gr5" draw:text-style-name="P2" draw:layer="layout" svg:x1="13cm" svg:y1="3cm" svg:x2="13cm" svg:y2="4.75cm">
          <text:p/>
        </draw:line>
        <draw:custom-shape draw:style-name="gr10" draw:text-style-name="P5" draw:layer="layout" svg:width="1.1cm" svg:height="0.5cm" svg:x="5.5cm" svg:y="3.25cm">
          <text:p text:style-name="P1"><text:span text:style-name="T2">T:72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9.35cm" svg:y="3.25cm">
          <text:p text:style-name="P1"><text:span text:style-name="T2">T:168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13.35cm" svg:y="3.25cm">
          <text:p text:style-name="P1"><text:span text:style-name="T2">T:264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16:49:42.907957078</meta:creation-date>
    <dc:date>2025-06-11T17:37:21.509220285</dc:date>
    <meta:editing-duration>PT5M10S</meta:editing-duration>
    <meta:editing-cycles>1</meta:editing-cycles>
    <meta:document-statistic meta:object-count="85"/>
    <meta:generator>LibreOffice/7.3.7.2$Linux_X86_64 LibreOffice_project/30$Build-2</meta:generator>
  </office:meta>
</office:document-meta>
</file>